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35in"/>
    </style:style>
    <style:style style:name="co2" style:family="table-column">
      <style:table-column-properties fo:break-before="auto" style:column-width="2.0075in"/>
    </style:style>
    <style:style style:name="co3" style:family="table-column">
      <style:table-column-properties fo:break-before="auto" style:column-width="3.9984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in"/>
    </style:style>
    <style:style style:name="co8" style:family="table-column">
      <style:table-column-properties fo:break-before="auto" style:column-width="2.1535in"/>
    </style:style>
    <style:style style:name="co9" style:family="table-column">
      <style:table-column-properties fo:break-before="auto" style:column-width="4.7055in"/>
    </style:style>
    <style:style style:name="co10" style:family="table-column">
      <style:table-column-properties fo:break-before="auto" style:column-width="1.0618in"/>
    </style:style>
    <style:style style:name="co11" style:family="table-column">
      <style:table-column-properties fo:break-before="auto" style:column-width="0.68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fo:border="non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none"/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none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RND-CONTINU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46" table:default-cell-style-name="ce4"/>
        <table:table-column table:style-name="co6" table:number-columns-repeated="768" table:default-cell-style-name="ce5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ubcategory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DOER</text:p>
          </table:table-cell>
          <table:table-cell table:style-name="ce1" office:value-type="string">
            <text:p>status</text:p>
          </table:table-cell>
          <table:table-cell table:style-name="ce1" table:number-columns-repeated="246"/>
          <table:table-cell table:style-name="Default" table:number-columns-repeated="768"/>
        </table:table-row>
        <table:table-row table:style-name="ro1">
          <table:table-cell table:style-name="ce2" office:value-type="string">
            <text:p>Rapid Application Development</text:p>
          </table:table-cell>
          <table:table-cell table:style-name="ce2" office:value-type="string">
            <text:p>IDE / RAD Tool / Plugins</text:p>
          </table:table-cell>
          <table:table-cell table:style-name="ce2" office:value-type="string">
            <text:p>Spring Roo</text:p>
          </table:table-cell>
          <table:table-cell table:style-name="ce8" office:value-type="string">
            <text:p>Bhatu</text:p>
          </table:table-cell>
          <table:table-cell table:style-name="ce10" office:value-type="string">
            <text:p>Continue</text:p>
          </table:table-cell>
          <table:table-cell table:style-name="ce2" table:number-columns-repeated="246"/>
          <table:table-cell table:style-name="ce11" table:number-columns-repeated="768"/>
        </table:table-row>
        <table:table-row table:style-name="ro1">
          <table:table-cell table:style-name="ce2" office:value-type="string">
            <text:p>Rapid Application Development</text:p>
          </table:table-cell>
          <table:table-cell table:style-name="ce2" office:value-type="string">
            <text:p>IDE / RAD Tool / Plugins</text:p>
          </table:table-cell>
          <table:table-cell table:style-name="ce2" office:value-type="string">
            <text:p>APEX</text:p>
          </table:table-cell>
          <table:table-cell table:style-name="ce8" office:value-type="string">
            <text:p>Bhatu</text:p>
          </table:table-cell>
          <table:table-cell table:style-name="ce10" office:value-type="string">
            <text:p>Continue</text:p>
          </table:table-cell>
          <table:table-cell table:style-name="ce2" table:number-columns-repeated="246"/>
          <table:table-cell table:style-name="ce11" table:number-columns-repeated="768"/>
        </table:table-row>
        <table:table-row table:style-name="ro1">
          <table:table-cell table:style-name="ce3" office:value-type="string">
            <text:p>RND</text:p>
          </table:table-cell>
          <table:table-cell table:style-name="ce2" office:value-type="string">
            <text:p>Initiative of New Technology </text:p>
          </table:table-cell>
          <table:table-cell office:value-type="string">
            <text:p>Thread Level Information in Tomcat</text:p>
          </table:table-cell>
          <table:table-cell table:style-name="ce8" office:value-type="string">
            <text:p>Bhatu</text:p>
          </table:table-cell>
          <table:table-cell table:style-name="ce8" office:value-type="string">
            <text:p>Continu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ND</text:p>
          </table:table-cell>
          <table:table-cell table:style-name="ce2" office:value-type="string">
            <text:p>Initiative of New Technology </text:p>
          </table:table-cell>
          <table:table-cell office:value-type="string">
            <text:p>Tomcat Parameters and Configuration Study</text:p>
          </table:table-cell>
          <table:table-cell table:style-name="ce8" office:value-type="string">
            <text:p>Bhatu</text:p>
          </table:table-cell>
          <table:table-cell table:style-name="ce8" office:value-type="string">
            <text:p>Continu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ND</text:p>
          </table:table-cell>
          <table:table-cell table:style-name="ce6" office:value-type="string">
            <text:p>Initiative of New Technology </text:p>
          </table:table-cell>
          <table:table-cell table:style-name="Default" office:value-type="string">
            <text:p>Study and Implement EJB</text:p>
          </table:table-cell>
          <table:table-cell table:style-name="ce9" office:value-type="string">
            <text:p>Nirali</text:p>
          </table:table-cell>
          <table:table-cell table:style-name="Default" office:value-type="string">
            <text:p>Continu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ND</text:p>
          </table:table-cell>
          <table:table-cell table:style-name="ce6" office:value-type="string">
            <text:p>Initiative of New Technology </text:p>
          </table:table-cell>
          <table:table-cell table:style-name="Default" office:value-type="string">
            <text:p>Study and Implement WS Local Transport</text:p>
          </table:table-cell>
          <table:table-cell table:style-name="ce9" office:value-type="string">
            <text:p>Nirali</text:p>
          </table:table-cell>
          <table:table-cell table:style-name="Default" office:value-type="string">
            <text:p>Continu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ND</text:p>
          </table:table-cell>
          <table:table-cell table:style-name="ce6" office:value-type="string">
            <text:p>Initiative of New Technology </text:p>
          </table:table-cell>
          <table:table-cell table:style-name="Default" office:value-type="string">
            <text:p>Study and Implement Spring RMI</text:p>
          </table:table-cell>
          <table:table-cell table:style-name="ce9" office:value-type="string">
            <text:p>Nirali</text:p>
          </table:table-cell>
          <table:table-cell table:style-name="Default" office:value-type="string">
            <text:p>Continu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ND</text:p>
          </table:table-cell>
          <table:table-cell table:style-name="ce6" office:value-type="string">
            <text:p>Initiative of New Technology </text:p>
          </table:table-cell>
          <table:table-cell table:style-name="Default" office:value-type="string">
            <text:p>TikiWiki</text:p>
          </table:table-cell>
          <table:table-cell table:style-name="ce9" office:value-type="string">
            <text:p>Nirali</text:p>
          </table:table-cell>
          <table:table-cell table:style-name="Default" office:value-type="string">
            <text:p>Continu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table:style-name="Default" office:value-type="string">
            <text:p>Change in karvy Auto Statement Utility of Customer Care</text:p>
          </table:table-cell>
          <table:table-cell table:style-name="ce9" office:value-type="string">
            <text:p>Nirali</text:p>
          </table:table-cell>
          <table:table-cell table:style-name="Default" office:value-type="string">
            <text:p>Continue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17"/>
        </table:table-row>
        <table:table-row table:style-name="ro1" table:number-rows-repeated="65487">
          <table:table-cell table:number-columns-repeated="1019"/>
        </table:table-row>
        <table:table-row table:style-name="ro1" table:number-rows-repeated="36">
          <table:table-cell table:style-name="ce5" table:number-columns-repeated="251"/>
          <table:table-cell table:number-columns-repeated="768"/>
        </table:table-row>
        <table:table-row table:style-name="ro1">
          <table:table-cell table:style-name="ce5" table:number-columns-repeated="251"/>
          <table:table-cell table:number-columns-repeated="768"/>
        </table:table-row>
      </table:table>
      <table:table table:name="RND-COMPLETED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ub-Category</text:p>
          </table:table-cell>
          <table:table-cell table:style-name="ce1" office:value-type="string">
            <text:p>Task</text:p>
          </table:table-cell>
          <table:table-cell table:style-name="ce13" office:value-type="string">
            <text:p>Doer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onth</text:p>
          </table:table-cell>
          <table:table-cell table:number-columns-repeated="2"/>
          <table:table-cell table:style-name="ce1" office:value-type="string">
            <text:p>Mode</text:p>
          </table:table-cell>
        </table:table-row>
        <table:table-row table:style-name="ro1">
          <table:table-cell office:value-type="string">
            <text:p>Integration</text:p>
          </table:table-cell>
          <table:table-cell office:value-type="string">
            <text:p>service implementation</text:p>
          </table:table-cell>
          <table:table-cell office:value-type="string">
            <text:p>SMS Service configured, implemented and deployed.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2"/>
          <table:table-cell office:value-type="string">
            <text:p>Accountable</text:p>
          </table:table-cell>
        </table:table-row>
        <table:table-row table:style-name="ro1">
          <table:table-cell table:number-columns-repeated="2" office:value-type="string">
            <text:p>Integration</text:p>
          </table:table-cell>
          <table:table-cell office:value-type="string">
            <text:p>provided design/arhitecture for change in upfront income report to solve delay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office:value-type="string">
            <text:p>execution of data fetchin on infobright</text:p>
          </table:table-cell>
          <table:table-cell/>
          <table:table-cell office:value-type="string">
            <text:p>Doer</text:p>
          </table:table-cell>
        </table:table-row>
        <table:table-row table:style-name="ro1">
          <table:table-cell office:value-type="string">
            <text:p>Integration</text:p>
          </table:table-cell>
          <table:table-cell office:value-type="string">
            <text:p>service implementation</text:p>
          </table:table-cell>
          <table:table-cell office:value-type="string">
            <text:p>Email Service configured, implemented and deployed.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office:value-type="string">
            <text:p>Integration</text:p>
          </table:table-cell>
          <table:table-cell office:value-type="string">
            <text:p>service implementation</text:p>
          </table:table-cell>
          <table:table-cell office:value-type="string">
            <text:p>Upfront Income Service configured, implemented and deployed.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Solving sms service regarding PHP timeout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Deploying fas service on production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Support to Sweta for PartnerLocation DataManager Creation.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Studying FAS Ledger Report Generation Utility for Improvement.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Tanzim – meeting regarding email from partner desk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KYD status run – ARN validity check on third party site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technical solution for partner desk bulk mail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Support in Jasper Report for BIMS project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initiative for restrict direct access to storage box (for image viewing)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utility for access storage box &amp; file management - common project for bulkdata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utility for log rotation – now switched to infrastucture dept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erver</text:p>
          </table:table-cell>
          <table:table-cell table:style-name="ce6" office:value-type="string">
            <text:p>Monitoring</text:p>
          </table:table-cell>
          <table:table-cell office:value-type="string">
            <text:p>Zapcat and Zabbix setting for all tomcat servers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erver</text:p>
          </table:table-cell>
          <table:table-cell table:style-name="ce6" office:value-type="string">
            <text:p>setup</text:p>
          </table:table-cell>
          <table:table-cell office:value-type="string">
            <text:p>Mule ESB – implemented and deployed on all servers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office:value-type="string">
            <text:p>Integration</text:p>
          </table:table-cell>
          <table:table-cell office:value-type="string">
            <text:p>service implementation</text:p>
          </table:table-cell>
          <table:table-cell office:value-type="string">
            <text:p>Working for DP Secure Login for HTTP service – LDAP/ACL integration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ND</text:p>
          </table:table-cell>
          <table:table-cell table:style-name="ce7" office:value-type="string">
            <text:p>Support</text:p>
          </table:table-cell>
          <table:table-cell office:value-type="string">
            <text:p>redesign faz report (rptgenledger) with technical improvement which use 100% CPU.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office:value-type="string">
            <text:p>Now it comes in 15 mins</text:p>
          </table:table-cell>
          <table:table-cell table:number-columns-repeated="2"/>
        </table:table-row>
        <table:table-row table:style-name="ro1">
          <table:table-cell office:value-type="string">
            <text:p>Server</text:p>
          </table:table-cell>
          <table:table-cell office:value-type="string">
            <text:p>Configuration/Updation</text:p>
          </table:table-cell>
          <table:table-cell office:value-type="string">
            <text:p>Tomcat other than root user, configured on finserver, njtest2 and njtest-tomcat2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Configuration/Updation</text:p>
          </table:table-cell>
          <table:table-cell office:value-type="string">
            <text:p>Tomcat7 update on all production server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deployment</text:p>
          </table:table-cell>
          <table:table-cell office:value-type="string">
            <text:p>Mule configuration for bims and ciadesk on dev, test and prod server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deployment</text:p>
          </table:table-cell>
          <table:table-cell office:value-type="string">
            <text:p>Creating svn repository – store, fileaccess, salesprocess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RND</text:p>
          </table:table-cell>
          <table:table-cell office:value-type="string">
            <text:p>server</text:p>
          </table:table-cell>
          <table:table-cell office:value-type="string">
            <text:p>Study JVM parameters, configuraed on dev, test and prod servers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2">
          <table:table-cell office:value-type="string">
            <text:p>Server</text:p>
          </table:table-cell>
          <table:table-cell office:value-type="string">
            <text:p>deployment</text:p>
          </table:table-cell>
          <table:table-cell office:value-type="string">
            <text:p>Creating email-alias - <text:a xlink:href="mailto:e-report@njecare.com">e-report@njecare.com</text:a> <text:s/>, <text:a xlink:href="mailto:info@njpms.in">info@njpms.in</text:a>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Configuration/Updation</text:p>
          </table:table-cell>
          <table:table-cell office:value-type="string">
            <text:p>Configuration parameters changed on NJAPPS Tomcat1, NJAPPS Tomcat2 and NJIMAGE Tomcat2.(Changed in PermSize Space) RAM Utilization improved after change.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Configuration/Updation</text:p>
          </table:table-cell>
          <table:table-cell office:value-type="string">
            <text:p>JDK 6.13 on NJAPPS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office:value-type="string">
            <text:p>RND</text:p>
          </table:table-cell>
          <table:table-cell office:value-type="string">
            <text:p>server</text:p>
          </table:table-cell>
          <table:table-cell office:value-type="string">
            <text:p>Tomcat 7 Problem Resolves – SingleThread Model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Configuration/Updation</text:p>
          </table:table-cell>
          <table:table-cell office:value-type="string">
            <text:p>Itext updated on Production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office:value-type="string">
            <text:p>RND</text:p>
          </table:table-cell>
          <table:table-cell office:value-type="string">
            <text:p>server</text:p>
          </table:table-cell>
          <table:table-cell office:value-type="string">
            <text:p>Jconsole – study and implementation on dev, test and prod servers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Monitoring</text:p>
          </table:table-cell>
          <table:table-cell office:value-type="string">
            <text:p>Monitoring tomcat servers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table:style-name="ce6" office:value-type="string">
            <text:p>Monitoring</text:p>
          </table:table-cell>
          <table:table-cell office:value-type="string">
            <text:p>Solving tomcat 100% used problem – faz ledger Report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office:value-type="string">
            <text:p>identify, study &amp; solve</text:p>
          </table:table-cell>
          <table:table-cell table:number-columns-repeated="2"/>
        </table:table-row>
        <table:table-row table:style-name="ro1">
          <table:table-cell office:value-type="string">
            <text:p>Server</text:p>
          </table:table-cell>
          <table:table-cell table:style-name="ce6" office:value-type="string">
            <text:p>Monitoring</text:p>
          </table:table-cell>
          <table:table-cell office:value-type="string">
            <text:p>Solving tomcat 100% used problem – njdf report</text:p>
          </table:table-cell>
          <table:table-cell office:value-type="string">
            <text:p>Bhatu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office:value-type="string">
            <text:p>identify, study &amp; solv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pplication Architecture</text:p>
          </table:table-cell>
          <table:table-cell office:value-type="string">
            <text:p>Integration</text:p>
          </table:table-cell>
          <table:table-cell office:value-type="string">
            <text:p>Study and Implement WS from Java to Java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office:value-type="string">
            <text:p>Integration</text:p>
          </table:table-cell>
          <table:table-cell office:value-type="string">
            <text:p>Study and Implement WS from Oracle to Java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office:value-type="string">
            <text:p>Integration</text:p>
          </table:table-cell>
          <table:table-cell office:value-type="string">
            <text:p>Study and Implement WS from PHP to Java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office:value-type="string">
            <text:p>Integration</text:p>
          </table:table-cell>
          <table:table-cell office:value-type="string">
            <text:p>Study and Implement WS from PHP to PHP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office:value-type="string">
            <text:p>Integration</text:p>
          </table:table-cell>
          <table:table-cell office:value-type="string">
            <text:p>Itext Changes in ALL project for new Version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office:value-type="string">
            <text:p>Server</text:p>
          </table:table-cell>
          <table:table-cell office:value-type="string">
            <text:p>Configuration/Updation</text:p>
          </table:table-cell>
          <table:table-cell office:value-type="string">
            <text:p>Study and Implement Jasper Reports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Change in on KYD Status from CAMS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Ju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table:style-name="ce7" office:value-type="string">
            <text:p>Support</text:p>
          </table:table-cell>
          <table:table-cell office:value-type="string">
            <text:p>Change in PDF Split Utility of Customer Care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pplication Architecture</text:p>
          </table:table-cell>
          <table:table-cell office:value-type="string">
            <text:p>Audit</text:p>
          </table:table-cell>
          <table:table-cell office:value-type="string">
            <text:p>Regular Audit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ND</text:p>
          </table:table-cell>
          <table:table-cell table:style-name="ce6" office:value-type="string">
            <text:p>Initiative of New Technology </text:p>
          </table:table-cell>
          <table:table-cell table:style-name="ce12" office:value-type="string">
            <text:p>Studying Jconsole for per request memory</text:p>
          </table:table-cell>
          <table:table-cell office:value-type="string">
            <text:p>Nirali</text:p>
          </table:table-cell>
          <table:table-cell office:value-type="string">
            <text:p>Done</text:p>
          </table:table-cell>
          <table:table-cell office:value-type="string">
            <text:p>Aug</text:p>
          </table:table-cell>
          <table:table-cell table:number-columns-repeated="3"/>
        </table:table-row>
      </table:table>
      <table:database-ranges>
        <table:database-range table:target-range-address="'RND-CONTINUE'.A1:'RND-CONTINUE'.E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0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3-26T16:46:20</meta:creation-date>
    <dc:date>2011-09-05T10:38:19</dc:date>
    <meta:editing-cycles>643</meta:editing-cycles>
    <meta:editing-duration>PT99H21M37S</meta:editing-duration>
    <meta:document-statistic meta:table-count="2" meta:cell-count="321" meta:object-count="0"/>
    <meta:user-defined meta:name="Info 1"/>
    <meta:user-defined meta:name="Info 2"/>
    <meta:user-defined meta:name="Info 3"/>
    <meta:user-defined meta:name="Info 4"/>
  </office:meta>
</office:document-meta>
</file>